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TimesNewRomanPS-BoldMT" svg:font-family="TimesNewRomanPS-BoldMT"/>
    <style:font-face style:name="TimesNewRomanPSMT" svg:font-family="TimesNewRomanPSMT" style:font-family-generic="roman"/>
    <style:font-face style:name="Arial-BoldMT" svg:font-family="Arial-BoldMT" style:font-family-generic="system"/>
    <style:font-face style:name="TimesNewRomanPS-BoldMT1" svg:font-family="TimesNewRomanPS-BoldMT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egoe UI Emoji" svg:font-family="'Segoe UI Emoji'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fo:margin-left="0cm" table:align="left"/>
    </style:style>
    <style:style style:name="Tableau1.A" style:family="table-column">
      <style:table-column-properties style:column-width="17cm"/>
    </style:style>
    <style:style style:name="Tableau1.A1" style:family="table-cell">
      <style:table-cell-properties fo:padding="0.097cm" fo:border="0.002cm solid #000000" style:writing-mode="lr-tb"/>
    </style:style>
    <style:style style:name="Tableau2" style:family="table">
      <style:table-properties style:width="17.013cm" fo:margin-left="0cm" fo:margin-right="-0.012cm" table:align="margins"/>
    </style:style>
    <style:style style:name="Tableau2.A" style:family="table-column">
      <style:table-column-properties style:column-width="9.79cm" style:rel-column-width="37710*"/>
    </style:style>
    <style:style style:name="Tableau2.B" style:family="table-column">
      <style:table-column-properties style:column-width="1.916cm" style:rel-column-width="7379*"/>
    </style:style>
    <style:style style:name="Tableau2.C" style:family="table-column">
      <style:table-column-properties style:column-width="2.914cm" style:rel-column-width="11224*"/>
    </style:style>
    <style:style style:name="Tableau2.D" style:family="table-column">
      <style:table-column-properties style:column-width="2.394cm" style:rel-column-width="9222*"/>
    </style:style>
    <style:style style:name="Tableau2.1" style:family="table-row">
      <style:table-row-properties style:min-row-height="1.042cm" style:use-optimal-row-height="false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leau2.D1" style:family="table-cell">
      <style:table-cell-properties fo:padding="0.097cm" fo:border="0.002cm solid #000000" style:writing-mode="lr-tb"/>
    </style:style>
    <style:style style:name="Tableau2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leau2.D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leau3" style:family="table">
      <style:table-properties style:width="5.308cm" fo:margin-left="11.705cm" fo:margin-right="-0.012cm" table:align="margins"/>
    </style:style>
    <style:style style:name="Tableau3.A" style:family="table-column">
      <style:table-column-properties style:column-width="2.778cm" style:rel-column-width="34302*"/>
    </style:style>
    <style:style style:name="Tableau3.B" style:family="table-column">
      <style:table-column-properties style:column-width="2.529cm" style:rel-column-width="31233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line-height="150%"/>
    </style:style>
    <style:style style:name="P4" style:family="paragraph" style:parent-style-name="Standard">
      <style:paragraph-properties style:text-autospace="none"/>
      <style:text-properties style:font-name="Arial-BoldMT" fo:font-size="11pt" fo:font-weight="bold" style:font-name-asian="Arial-BoldMT" style:font-size-asian="11pt" style:font-weight-asian="bold" style:font-name-complex="Arial-BoldMT" style:font-size-complex="11pt" style:font-weight-complex="bold"/>
    </style:style>
    <style:style style:name="P5" style:family="paragraph" style:parent-style-name="Standard">
      <style:paragraph-properties fo:margin-left="0cm" fo:margin-right="-2.004cm" fo:line-height="150%" fo:text-indent="0cm" style:auto-text-indent="false"/>
    </style:style>
    <style:style style:name="P6" style:family="paragraph" style:parent-style-name="Text_20_body">
      <style:text-properties fo:font-weight="bold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Table_20_Contents">
      <style:paragraph-properties style:text-autospace="none"/>
      <style:text-properties style:font-name="Arial" fo:font-weight="bold" style:font-name-asian="TimesNewRomanPS-BoldMT1" style:font-weight-asian="bold" style:font-name-complex="TimesNewRomanPS-BoldMT1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Arial1" fo:font-size="12pt" fo:font-weight="bold" style:font-name-asian="TimesNewRomanPS-BoldMT" style:font-size-asian="12pt" style:font-weight-asian="bold" style:font-name-complex="TimesNewRomanPS-BoldMT" style:font-size-complex="12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Arial1" fo:font-size="12pt" fo:font-weight="bold" style:font-name-asian="Segoe UI Emoji" style:font-size-asian="12pt" style:font-weight-asian="bold" style:font-name-complex="Segoe UI Emoji" style:font-size-complex="12pt" style:font-weight-complex="bold"/>
    </style:style>
    <style:style style:name="P11" style:family="paragraph" style:parent-style-name="Table_20_Contents">
      <style:paragraph-properties fo:text-align="justify" style:justify-single-word="false" style:text-autospace="none"/>
      <style:text-properties style:font-name="Arial1" fo:font-size="12pt" fo:font-weight="bold" style:font-name-asian="Arial-BoldMT" style:font-size-asian="12pt" style:font-weight-asian="bold" style:font-name-complex="Arial-BoldMT" style:font-size-complex="12pt" style:font-weight-complex="bold"/>
    </style:style>
    <style:style style:name="P12" style:family="paragraph" style:parent-style-name="Normal">
      <style:text-properties text:display="none"/>
    </style:style>
    <style:style style:name="P13" style:family="paragraph" style:parent-style-name="Standard">
      <style:paragraph-properties fo:margin-left="0cm" fo:margin-right="-0.266cm" fo:text-indent="0cm" style:auto-text-indent="false" style:text-autospace="none"/>
    </style:style>
    <style:style style:name="P14" style:family="paragraph" style:parent-style-name="Standard">
      <style:paragraph-properties fo:margin-left="0cm" fo:margin-right="-0.266cm" fo:text-align="start" style:justify-single-word="false" fo:text-indent="0cm" style:auto-text-indent="false"/>
      <style:text-properties fo:color="#000000" style:font-name="Arial" fo:font-size="11pt" fo:font-weight="bold" style:font-name-asian="Segoe UI Emoji" style:font-size-asian="11pt" style:font-weight-asian="bold" style:font-name-complex="Segoe UI Emoji" style:font-size-complex="11pt" style:font-weight-complex="bold"/>
    </style:style>
    <style:style style:name="P15" style:family="paragraph" style:parent-style-name="Standard">
      <style:paragraph-properties fo:margin-left="0cm" fo:margin-right="-0.266cm" fo:text-indent="0cm" style:auto-text-indent="false"/>
      <style:text-properties fo:color="#000000" style:font-name="Arial" fo:font-size="10pt" style:text-underline-style="none" fo:font-weight="bold" style:font-name-asian="Segoe UI Emoji" style:font-size-asian="10pt" style:font-weight-asian="bold" style:font-name-complex="Segoe UI Emoji" style:font-size-complex="10pt" style:font-weight-complex="bold"/>
    </style:style>
    <style:style style:name="P16" style:family="paragraph" style:parent-style-name="Standard" style:master-page-name="MP0">
      <style:paragraph-properties fo:text-align="center" style:justify-single-word="false" style:page-number="auto" fo:break-before="page"/>
      <style:text-properties fo:font-weight="bold" style:font-weight-asian="bold" style:font-weight-complex="bold"/>
    </style:style>
    <style:style style:name="T1" style:family="text">
      <style:text-properties style:font-name="Arial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TimesNewRomanPSMT" fo:font-weight="bold" style:font-name-asian="TimesNewRomanPSMT" style:font-weight-asian="bold" style:font-name-complex="TimesNewRomanPSMT" style:font-weight-complex="bold"/>
    </style:style>
    <style:style style:name="T4" style:family="text">
      <style:text-properties fo:color="#000000" style:font-name="Arial-BoldMT" fo:language="en" fo:country="US" fo:font-weight="bold" style:font-name-asian="Arial-BoldMT" style:font-weight-asian="bold" style:font-name-complex="Arial-BoldMT" style:font-weight-complex="bold"/>
    </style:style>
    <style:style style:name="T5" style:family="text">
      <style:text-properties style:use-window-font-color="true" style:font-name="Times New Roman" fo:language="fr" fo:country="FR" fo:font-weight="bold" style:font-name-asian="Times New Roman" style:font-weight-asian="bold" style:font-name-complex="Times New Roman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SYNTHESE DE L'OFFRE</text:p>
      <text:p text:style-name="P2"/>
      <text:p text:style-name="P2"/>
      <text:p text:style-name="P2"/>
      <text:p text:style-name="P1"/>
      <text:p text:style-name="P5"><text:span text:style-name="Police_20_par_20_défaut"><text:span text:style-name="T1">Devis</text:span></text:span><text:span text:style-name="Police_20_par_20_défaut"><text:span text:style-name="T2"> <text:s/><text:tab/><text:tab/><text:tab/><text:tab/> <text:s text:c="17"/>: <text:tab/><text:tab/><text:tab/></text:span></text:span></text:p>
      <text:p text:style-name="P5"><text:span text:style-name="Police_20_par_20_défaut"><text:span text:style-name="T1">Contacte</text:span></text:span><text:span text:style-name="Police_20_par_20_défaut"><text:span text:style-name="T2"> <text:tab/><text:tab/><text:tab/> <text:s text:c="29"/>:<text:tab/><text:tab/></text:span></text:span></text:p>
      <text:p text:style-name="P3"><text:span text:style-name="Police_20_par_20_défaut"><text:span text:style-name="T1">Vos références</text:span></text:span><text:span text:style-name="Police_20_par_20_défaut"><text:span text:style-name="T3"> </text:span></text:span><text:span text:style-name="Police_20_par_20_défaut"><text:span text:style-name="T2"><text:s text:c="48"/>: <text:s text:c="12"/><text:tab/></text:span></text:span></text:p>
      <text:p text:style-name="P3"><text:span text:style-name="Police_20_par_20_défaut"><text:span text:style-name="T1">N° D’offre </text:span></text:span><text:span text:style-name="Police_20_par_20_défaut"><text:span text:style-name="T2"><text:s/></text:span></text:span><text:span text:style-name="Police_20_par_20_défaut"><text:span text:style-name="T5"><text:tab/></text:span></text:span><text:span text:style-name="Police_20_par_20_défaut"><text:span text:style-name="T2"><text:tab/><text:tab/><text:tab/> <text:s text:c="17"/>:<text:tab/><text:tab/></text:span></text:span><text:span text:style-name="Police_20_par_20_défaut"><text:span text:style-name="T5">2019/0</text:span></text:span><text:span text:style-name="Police_20_par_20_défaut"><text:span text:style-name="T2"><text:tab/></text:span></text:span></text:p>
      <text:p text:style-name="P1"/>
      <text:p text:style-name="Standard"/>
      <text:p text:style-name="Text_20_body"/>
      <text:p text:style-name="P6">LE, //2019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7">SOLUTION DE BASE</text:p>
            <text:p text:style-name="Table_20_Contents"/>
            <text:p text:style-name="Table_20_Contents"/>
          </table:table-cell>
        </table:table-row>
      </table:table>
      <text:p text:style-name="P12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8">Désignation</text:p>
          </table:table-cell>
          <table:table-cell table:style-name="Tableau2.A1" office:value-type="string">
            <text:p text:style-name="P8">Quantité</text:p>
          </table:table-cell>
          <table:table-cell table:style-name="Tableau2.A1" office:value-type="string">
            <text:p text:style-name="P8">Prix unitaire</text:p>
          </table:table-cell>
          <table:table-cell table:style-name="Tableau2.D1" office:value-type="string">
            <text:p text:style-name="P8">Prix total</text:p>
          </table:table-cell>
        </table:table-row>
        <table:table-row>
          <table:table-cell table:style-name="Tableau2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D2" office:value-type="string">
            <text:p text:style-name="Table_20_Contents"/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1">HT</text:p>
          </table:table-cell>
          <table:table-cell table:style-name="Tableau3.B1" office:value-type="string">
            <text:p text:style-name="P9">€</text:p>
          </table:table-cell>
        </table:table-row>
        <table:table-row>
          <table:table-cell table:style-name="Tableau3.A2" office:value-type="string">
            <text:p text:style-name="P10">TVA</text:p>
          </table:table-cell>
          <table:table-cell table:style-name="Tableau3.B2" office:value-type="string">
            <text:p text:style-name="P9">€</text:p>
          </table:table-cell>
        </table:table-row>
        <table:table-row>
          <table:table-cell table:style-name="Tableau3.A2" office:value-type="string">
            <text:p text:style-name="P10">TTC</text:p>
          </table:table-cell>
          <table:table-cell table:style-name="Tableau3.B2" office:value-type="string">
            <text:p text:style-name="P9">€</text:p>
          </table:table-cell>
        </table:table-row>
      </table:table>
      <text:p text:style-name="P14">Auto liquidation de la TVA suivant CGI, Ann. II, art.242 Nonies A-I-13</text:p>
      <text:p text:style-name="Standard"/>
      <text:p text:style-name="Standard"/>
      <text:p text:style-name="P15"><text:tab/></text:p>
      <text:p text:style-name="Standard"/>
      <text:p text:style-name="Standard"/>
      <text:p text:style-name="Standard"/>
      <text:p text:style-name="P4"><text:s text:c="15"/>Service Température Plomberie, Capital : 6000 Euros – RCS BOBIGNY 82026</text:p>
      <text:p text:style-name="P4"><text:s text:c="27"/>Siren : 82026645000015 – TVA :FR 57820266450 – NAF : 4322A</text:p>
      <text:p text:style-name="P13"><text:span text:style-name="Police_20_par_20_défaut"><text:span text:style-name="T4"><text:tab/></text:span></text:span><text:span text:style-name="Police_20_par_20_défaut"><text:span text:style-name="T4"><text:tab/></text:span></text:span><text:span text:style-name="Police_20_par_20_défaut"><text:span text:style-name="T4"><text:tab/></text:span></text:span><text:span text:style-name="Police_20_par_20_défaut"><text:span text:style-name="T4"><text:tab/> Assurances N°193370566 M 001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TimesNewRomanPS-BoldMT" svg:font-family="TimesNewRomanPS-BoldMT"/>
    <style:font-face style:name="TimesNewRomanPSMT" svg:font-family="TimesNewRomanPSMT" style:font-family-generic="roman"/>
    <style:font-face style:name="Arial-BoldMT" svg:font-family="Arial-BoldMT" style:font-family-generic="system"/>
    <style:font-face style:name="TimesNewRomanPS-BoldMT1" svg:font-family="TimesNewRomanPS-BoldMT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egoe UI Emoji" svg:font-family="'Segoe UI Emoji'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fr" fo:country="F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4$Win32 OpenOffice.org_project/414m5$Build-9788</meta:generator>
    <meta:initial-creator>mina bessoltane</meta:initial-creator>
    <meta:creation-date>2016-08-06T16:50:00Z</meta:creation-date>
    <dc:date>2019-01-08T10:51:51.18</dc:date>
    <meta:editing-cycles>30</meta:editing-cycles>
    <meta:editing-duration>PT44M42S</meta:editing-duration>
    <meta:document-statistic meta:table-count="3" meta:image-count="0" meta:object-count="0" meta:page-count="1" meta:paragraph-count="22" meta:word-count="69" meta:character-count="574"/>
    <meta:template xlink:type="simple" xlink:actuate="onRequest" xlink:title="" xlink:href="Normal.dotm"/>
  </office:meta>
</office:document-meta>
</file>